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9a154" officeooo:paragraph-rsid="0009a154" style:font-size-asian="14pt" style:font-size-complex="14pt"/>
    </style:style>
    <style:style style:name="P3" style:family="paragraph" style:parent-style-name="Standard">
      <style:text-properties fo:font-size="14pt" officeooo:rsid="000b0126" officeooo:paragraph-rsid="000b0126" style:font-size-asian="14pt" style:font-size-complex="14pt"/>
    </style:style>
    <style:style style:name="P4" style:family="paragraph" style:parent-style-name="Standard">
      <style:text-properties officeooo:rsid="000b0126" officeooo:paragraph-rsid="000b0126"/>
    </style:style>
    <style:style style:name="P5" style:family="paragraph" style:parent-style-name="Standard">
      <style:text-properties officeooo:rsid="000e2fad" officeooo:paragraph-rsid="000e2fad"/>
    </style:style>
    <style:style style:name="T1" style:family="text">
      <style:text-properties officeooo:rsid="0009a154"/>
    </style:style>
    <style:style style:name="T2" style:family="text">
      <style:text-properties officeooo:rsid="000b01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安装：<text:span text:style-name="T1">sudo apt-get install git</text:span></text:p>
      <text:p text:style-name="P2">git 操作:</text:p>
      <text:p text:style-name="P2">查看已有的配置信息：git config --list</text:p>
      <text:p text:style-name="P2">配置git的使用用户: </text:p>
      <text:p text:style-name="P2">用户名：git config --global user.name 'root'</text:p>
      <text:p text:style-name="P2">邮箱：git config --global user.email '邮箱'</text:p>
      <text:p text:style-name="P2">创建git库</text:p>
      <text:p text:style-name="P2">创建本地库</text:p>
      <text:p text:style-name="P2">1.cd /var/www/html <text:s/>进入文件夹</text:p>
      <text:p text:style-name="P2">2.sudo chmod -R 777 html 修改权限</text:p>
      <text:p text:style-name="P2">3.sudo git init 初始化git 仓库</text:p>
      <text:p text:style-name="P2">查看git状态：git status</text:p>
      <text:p text:style-name="P2">添加提交文件到缓存区<text:span text:style-name="T2">：sudo git add &lt;文件名/路径（文件/*：全文件夹）&gt;</text:span></text:p>
      <text:p text:style-name="P3">提交文件到本地库中：sudo git commit -m '操作名称' </text:p>
      <text:p text:style-name="P3">对比文件发生了什么变化：git diff &lt;路径&gt;</text:p>
      <text:p text:style-name="P3">查看历史记录：git log 详细查看 <text:s text:c="2"/>git log --pretty=oneline 简单查看 <text:s/>q:退出历史窗口</text:p>
      <text:p text:style-name="P3">撤销提交（按步撤销）：sudo git reset --hard HEAD~1 <text:s text:c="3"/>1：表示一步，此处为撤销一步</text:p>
      <text:p text:style-name="P3">文件恢复撤销修改：1.查看被撤销的修改：git reflog</text:p>
      <text:p text:style-name="P3"><text:s text:c="35"/>2.恢复：sudo git reset --hard 编号（如：93be58f）</text:p>
      <text:p text:style-name="P3">GIT分支管理常用命令：name为分支名称</text:p>
      <text:p text:style-name="P3">1.查看分支：git branch 提示:当前分支前面有一个*号</text:p>
      <text:p text:style-name="P3">2.创建分支：git branch name 提示：相当创建了一个临时的工作环境</text:p>
      <text:p text:style-name="P3">3.切换分支：git checkout name </text:p>
      <text:p text:style-name="P3">4.创建并切换到当前分支：git checkout -b name</text:p>
      <text:p text:style-name="P3">5.合并某分支到当前分支：git merge name</text:p>
      <text:p text:style-name="P3">6.删除分支：git branch -d name </text:p>
      <text:p text:style-name="P4"/>
      <text:p text:style-name="P5">sudo git push &lt;远程主机名&gt; &lt;本地分支名&gt;:&lt;远程分支名&gt; 本地git上传到远程git</text:p>
      <text:p text:style-name="P5">sudo git pull &lt;远程主机名&gt; &lt;远程分支名&gt;:&lt;本地分支名&gt; 从远程git上下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1:01:26.808625583</meta:creation-date>
    <dc:date>2017-02-14T16:56:07.689738843</dc:date>
    <meta:editing-duration>PT1H19M18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28" meta:word-count="441" meta:character-count="891" meta:non-whitespace-character-count="768"/>
  </office:meta>
</office:document-meta>
</file>